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031" officeooo:paragraph-rsid="0008a031"/>
    </style:style>
    <style:style style:name="P2" style:family="paragraph" style:parent-style-name="Standard">
      <style:text-properties officeooo:rsid="0009eb9d" officeooo:paragraph-rsid="0009eb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one =100</text:p>
      <text:p text:style-name="P1"/>
      <text:p text:style-name="P1"/>
      <text:p text:style-name="P1">main one = 10 <text:s/>two =20</text:p>
      <text:p text:style-name="P1">[ <text:s text:c="17"/>]</text:p>
      <text:p text:style-name="P1"/>
      <text:p text:style-name="P1">temp=10</text:p>
      <text:p text:style-name="P1">10=20</text:p>
      <text:p text:style-name="P1">one=20</text:p>
      <text:p text:style-name="P1">two=temp </text:p>
      <text:p text:style-name="P1">two = 10</text:p>
      <text:p text:style-name="P1"/>
      <text:p text:style-name="P2">java is always pass by value</text:p>
      <text:p text:style-name="P2">java is not a language which support pass by reference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4T17:37:48.647232496</meta:creation-date>
    <dc:date>2023-10-24T18:21:35.884142590</dc:date>
    <meta:editing-duration>PT33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34" meta:character-count="172" meta:non-whitespace-character-count="129"/>
  </office:meta>
</office:document-meta>
</file>